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paragraph-rsid="0058316f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paragraph-rsid="005831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5a1f78" officeooo:paragraph-rsid="005a1f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5c2e5b" officeooo:paragraph-rsid="005c2e5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5c2e5b" officeooo:paragraph-rsid="005c2e5b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58316f" officeooo:paragraph-rsid="0058316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592c4d" officeooo:paragraph-rsid="00592c4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5a1f78" officeooo:paragraph-rsid="005a1f7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5bc53a" officeooo:paragraph-rsid="005c2e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5d0a50" officeooo:paragraph-rsid="005d0a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5a1f78" officeooo:paragraph-rsid="005a1f78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58316f" fo:background-color="#ffff00" loext:char-shading-value="0" style:font-weight-asian="bold" style:font-weight-complex="bold"/>
    </style:style>
    <style:style style:name="T4" style:family="text">
      <style:text-properties fo:font-weight="bold" officeooo:rsid="0058316f" fo:background-color="#fff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5a1f78" fo:background-color="#ffff00" loext:char-shading-value="0"/>
    </style:style>
    <style:style style:name="T8" style:family="text">
      <style:text-properties officeooo:rsid="0058316f" fo:background-color="#ffff00" loext:char-shading-value="0"/>
    </style:style>
    <style:style style:name="T9" style:family="text">
      <style:text-properties officeooo:rsid="0058316f"/>
    </style:style>
    <style:style style:name="T10" style:family="text"/>
    <style:style style:name="T11" style:family="text">
      <style:text-properties officeooo:rsid="00592c4d"/>
    </style:style>
    <style:style style:name="T12" style:family="text">
      <style:text-properties officeooo:rsid="005a1f78"/>
    </style:style>
    <style:style style:name="T13" style:family="text">
      <style:text-properties officeooo:rsid="005a1f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5c2e5b"/>
    </style:style>
    <style:style style:name="T16" style:family="text">
      <style:text-properties officeooo:rsid="005c39ec"/>
    </style:style>
    <style:style style:name="T17" style:family="text">
      <style:text-properties officeooo:rsid="005d0a50"/>
    </style:style>
    <style:style style:name="T18" style:family="text">
      <style:text-properties fo:color="#c9211e" loext:opacity="100%" officeooo:rsid="005d0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ДООПРАЦЮВАТИ</text:span><text:line-break/>Дан массив мероприятий <text:span text:style-name="T5">even</text:span><text:span text:style-name="T4">t</text:span><text:span text:style-name="T5">s</text:span><text:span text:style-name="T4">[ i ]</text:span><text:span text:style-name="T5"> = </text:span><text:span text:style-name="T4">[s</text:span><text:span text:style-name="T5">tart, end</text:span><text:span text:style-name="T4">]</text:span><text:span text:style-name="T9"> где </text:span><text:span text:style-name="T4">start</text:span> первый и <text:span text:style-name="T4">end</text:span><text:span text:style-name="T9"> </text:span><text:s/>последний день мероприятия <text:span text:style-name="T9">М</text:span>ожно посетить мероприятие в любой день в промежутке от <text:span text:style-name="T4">start</text:span> <text:span text:style-name="T9">до </text:span><text:span text:style-name="T4">end <text:s/></text:span>включительно.</text:p>
      <text:p text:style-name="P1"><text:span text:style-name="T9">В</text:span> день можно посещать только одно мероприятие. Найдите Сколько максимум мероприятий Вы можете посетить.</text:p>
      <text:p text:style-name="P2">Пример</text:p>
      <text:p text:style-name="P6">input: events = [[3, 3], [1, 1], [3, 4], [1, 1]]</text:p>
      <text:p text:style-name="P6">output: 2</text:p>
      <text:p text:style-name="P6">day 1: visit event 1 or 3</text:p>
      <text:p text:style-name="P6">day 2: no event</text:p>
      <text:p text:style-name="P6">day 3: visit event 0</text:p>
      <text:p text:style-name="P6">day 4: visit event 2</text:p>
      <text:p text:style-name="P6"/>
      <text:p text:style-name="P7"><text:span text:style-name="T1">Идея</text:span>:<text:line-break/>1) отсортировать все массив по дате старта(ми будем понимать какие массив стартуют в один и тот же день)</text:p>
      <text:p text:style-name="P7">2) будем сначала заходить на то мероприятие которое заканчивается ранее</text:p>
      <text:p text:style-name="P7">3) мероприятия на которые не удалось зайти будем игнорировать</text:p>
      <text:p text:style-name="P7"/>
      <text:p text:style-name="P3">Решение:</text:p>
      <text:p text:style-name="P4"><text:span text:style-name="T14">0) достаем евент из </text:span><text:s/><text:span text:style-name="T7">even</text:span><text:span text:style-name="T8">t</text:span><text:span text:style-name="T7">s</text:span></text:p>
      <text:p text:style-name="P5"/>
      <text:p text:style-name="P9">1) если куча пустая - <text:span text:style-name="T15">идем дальше</text:span></text:p>
      <text:p text:style-name="P9"><text:span text:style-name="T16">2) </text:span><text:span text:style-name="T15">если в куче верхний елемент меньше сегодня - викинуть его из кучи</text:span></text:p>
      <text:p text:style-name="P8"><text:span text:style-name="T16">3</text:span>) <text:span text:style-name="T16">если куча пустая и нету евента вернуть максимум посещенних евентов</text:span></text:p>
      <text:p text:style-name="P10">4) если же есть евент то берем его дату старта</text:p>
      <text:p text:style-name="P11"><text:span text:style-name="T16">4</text:span>) идем по <text:s/><text:span text:style-name="T2">even</text:span><text:span text:style-name="T3">t</text:span><text:span text:style-name="T2">s</text:span><text:span text:style-name="T1"> </text:span>и берем все <text:span text:style-name="T16">евенти</text:span> у которих старт равен сегодняшнему дню и ложим в кучу</text:p>
      <text:p text:style-name="P11"><text:span text:style-name="T16">5</text:span>) далее достаем из кучи тот <text:span text:style-name="T11">которы</text:span>й самий раннее оканчивающийс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3T18:43:54.259758029</dc:date>
    <meta:editing-duration>P2DT2H36M59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93" meta:character-count="1091" meta:non-whitespace-character-count="914"/>
  </office:meta>
</office:document-meta>
</file>